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Diagramm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Diagramm2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Modell" draw:layer="layout" svg:width="6.333cm" svg:height="5cm" svg:x="1cm" svg:y="1cm">
          <text:p>XY-Modell</text:p>
          <draw:enhanced-geometry svg:viewBox="0 0 21600 21600" draw:type="rectangle" draw:enhanced-path="M 0 0 L 21600 0 21600 21600 0 21600 0 0 Z N"/>
        </draw:custom-shape>
        <draw:custom-shape draw:style-name="Modell" xml:id="id2" draw:id="id2" draw:layer="layout" svg:width="6.333cm" svg:height="5cm" svg:x="11.833cm" svg:y="1cm">
          <text:p>Flow-Modell 1</text:p>
          <draw:enhanced-geometry svg:viewBox="0 0 21600 21600" draw:type="rectangle" draw:enhanced-path="M 0 0 L 21600 0 21600 21600 0 21600 0 0 Z N"/>
        </draw:custom-shape>
        <draw:custom-shape draw:style-name="Meso_20_Kompartment" draw:layer="layout" svg:width="1cm" svg:height="1cm" svg:x="1.666cm" svg:y="2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eso_20_Kompartment" xml:id="id3" draw:id="id3" draw:layer="layout" svg:width="1cm" svg:height="1cm" svg:x="3.166cm" svg:y="2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eso_20_Kompartment" xml:id="id1" draw:id="id1" draw:layer="layout" svg:width="1cm" svg:height="1cm" svg:x="4.666cm" svg:y="2cm">
          <text:p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odell" xml:id="id4" draw:id="id4" draw:layer="layout" svg:width="6.333cm" svg:height="5cm" svg:x="11.833cm" svg:y="7.333cm">
          <text:p>Flow-Modell 2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5.666cm" svg:y1="2.5cm" svg:x2="11.833cm" svg:y2="3.5cm" draw:start-shape="id1" draw:start-glue-point="10" draw:end-shape="id2" svg:d="m5666 2500c4626 0 1543 1000 6167 1000">
          <text:p/>
        </draw:connector>
        <draw:connector draw:style-name="gr1" draw:text-style-name="P1" draw:layer="layout" draw:type="curve" svg:x1="3.666cm" svg:y1="3cm" svg:x2="11.833cm" svg:y2="9.833cm" draw:start-shape="id3" draw:start-glue-point="8" draw:end-shape="id4" draw:end-glue-point="3" svg:d="m3666 3000c0 4556 2722 6833 8167 6833">
          <text:p/>
        </draw:connector>
        <draw:custom-shape draw:style-name="gr2" draw:text-style-name="P1" draw:layer="layout" svg:width="1.167cm" svg:height="1.5cm" svg:x="16.166cm" svg:y="2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1.167cm" svg:height="1.5cm" svg:x="12.5cm" svg:y="2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167cm" svg:height="1.5cm" svg:x="12.499cm" svg:y="9.1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5" draw:id="id5" draw:layer="layout" svg:width="1cm" svg:height="1cm" svg:x="14.5cm" svg:y="1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cm" svg:height="1cm" svg:x="15.5cm" svg:y="7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5cm" svg:y1="2.166cm" svg:x2="13.083cm" svg:y2="2.666cm" draw:start-shape="id5" draw:start-glue-point="6" draw:end-shape="id6" svg:d="m14500 2166c-945 0-1417 166-1417 500">
          <text:p/>
        </draw:connector>
        <draw:g>
          <draw:custom-shape draw:style-name="gr2" draw:text-style-name="P1" draw:layer="layout" svg:width="2.5cm" svg:height="0.667cm" svg:x="13.666cm" svg:y="3.1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cm" svg:height="1cm" svg:x="14.166cm" svg:y="3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2" draw:text-style-name="P1" draw:layer="layout" svg:width="2.5cm" svg:height="0.667cm" svg:x="13.666cm" svg:y="9.6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cm" svg:height="1cm" svg:x="14.166cm" svg:y="9.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cm" svg:height="1cm" svg:x="16.166cm" svg:y="9.5cm">
          <text:p text:style-name="P2"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5.5cm" svg:y1="8.166cm" svg:x2="14.916cm" svg:y2="9.5cm" draw:start-shape="id7" draw:start-glue-point="6" draw:end-shape="id8" draw:end-glue-point="0" svg:d="m15500 8166c-390 0-584 444-584 1334">
          <text:p/>
        </draw:connector>
      </draw:page>
      <draw:page draw:name="page2" draw:style-name="dp1" draw:master-page-name="Standard">
        <draw:custom-shape draw:style-name="Meso_20_Kompartment" draw:layer="layout" svg:width="1cm" svg:height="1cm" svg:x="1cm" svg:y="2.333cm">
          <text:p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odell" draw:layer="layout" svg:width="0.833cm" svg:height="0.833cm" svg:x="1cm" svg:y="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0.5cm" svg:height="0.662cm" svg:x="2.333cm" svg:y="1cm">
          <draw:text-box>
            <text:p>Modell</text:p>
          </draw:text-box>
        </draw:frame>
        <draw:frame draw:style-name="gr5" draw:layer="layout" svg:width="5.333cm" svg:height="0.662cm" svg:x="2.333cm" svg:y="2.333cm">
          <draw:text-box>
            <text:p>Meso-Kompartment</text:p>
          </draw:text-box>
        </draw:frame>
        <draw:custom-shape draw:style-name="gr2" draw:text-style-name="P1" draw:layer="layout" svg:width="1.167cm" svg:height="1.5cm" svg:x="1cm" svg:y="3.6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layer="layout" svg:width="10.5cm" svg:height="0.662cm" svg:x="2.333cm" svg:y="3.666cm">
          <draw:text-box>
            <text:p>Container</text:p>
          </draw:text-box>
        </draw:frame>
        <draw:custom-shape draw:style-name="gr3" draw:text-style-name="P1" draw:layer="layout" svg:width="1cm" svg:height="1cm" svg:x="7.6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167cm" svg:height="0.662cm" svg:x="11cm" svg:y="1cm">
          <draw:text-box>
            <text:p>Parameter</text:p>
          </draw:text-box>
        </draw:frame>
        <draw:custom-shape draw:style-name="gr2" draw:text-style-name="P1" draw:layer="layout" svg:width="2.5cm" svg:height="0.667cm" svg:x="7.166cm" svg:y="2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cm" svg:height="1cm" svg:x="7.666cm" svg:y="2.33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3.167cm" svg:height="0.662cm" svg:x="10.999cm" svg:y="2.5cm">
          <draw:text-box>
            <text:p>Fluss</text:p>
          </draw:text-box>
        </draw:frame>
        <draw:g>
          <draw:custom-shape draw:style-name="gr2" draw:text-style-name="P1" draw:layer="layout" svg:width="2.5cm" svg:height="0.667cm" svg:x="7.166cm" svg:y="4.1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cm" svg:height="1cm" svg:x="7.666cm" svg:y="4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cm" svg:height="1cm" svg:x="9.666cm" svg:y="4cm">
          <text:p text:style-name="P2"><text:span text:style-name="T1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167cm" svg:height="0.662cm" svg:x="11cm" svg:y="3.7cm">
          <draw:text-box>
            <text:p>Ein-/ Ausflu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Diagramm1" draw:style="linear" draw:start-color="#ffb71e" draw:end-color="#af5400" draw:start-intensity="100%" draw:end-intensity="100%" draw:angle="0" draw:border="0%"/>
    <draw:gradient draw:name="Diagramm2" draw:style="linear" draw:start-color="#dfef02" draw:end-color="#a3af01" draw:start-intensity="100%" draw:end-intensity="100%" draw:angle="0" draw:border="0%"/>
    <draw:gradient draw:name="Gradient_20_61" draw:display-name="Gradient 61" draw:style="linear" draw:start-color="#000000" draw:end-color="#ffffff" draw:start-intensity="100%" draw:end-intensity="100%" draw:angle="0" draw:border="0%"/>
    <draw:gradient draw:name="Grauverlauf_20_2" draw:display-name="Grauverlauf 2" draw:style="linear" draw:start-color="#666666" draw:end-color="#333333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61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dell" style:family="graphic" style:parent-style-name="standard">
      <style:graphic-properties draw:fill="gradient" draw:fill-gradient-name="Diagramm1" draw:fill-image-width="0cm" draw:fill-image-height="0cm" draw:textarea-horizontal-align="left" draw:textarea-vertical-align="top" draw:auto-grow-height="false"/>
      <style:paragraph-properties fo:text-align="center"/>
      <style:text-properties fo:color="#000000"/>
    </style:style>
    <style:style style:name="Meso_20_Kompartment" style:display-name="Meso Kompartment" style:family="graphic" style:parent-style-name="standard">
      <style:graphic-properties draw:fill="gradient" draw:fill-gradient-name="Grauverlauf_20_2" draw:textarea-horizontal-align="justify" draw:textarea-vertical-align="middle" draw:auto-grow-height="false"/>
      <style:paragraph-properties fo:text-align="center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as Butti</meta:initial-creator>
    <meta:creation-date>2012-04-13T07:11:48</meta:creation-date>
    <dc:date>2012-04-13T07:25:25</dc:date>
    <dc:creator>Andreas Butti</dc:creator>
    <meta:editing-duration>PT13M37S</meta:editing-duration>
    <meta:editing-cycles>10</meta:editing-cycles>
    <meta:generator>LibreOffice/3.3$Unix LibreOffice_project/330m19$Build-401</meta:generator>
    <meta:document-statistic meta:object-count="38"/>
  </office:meta>
</office:document-meta>
</file>